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1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6.9657in" svg:height="5.8071in" svg:x="2.3878in" svg:y="0.7118in">
            <draw:object draw:notify-on-update-of-ranges="Sheet1.A2:Sheet1.A1800 Sheet1.B2:Sheet1.B18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rank</text:p>
          </table:table-cell>
          <table:table-cell office:value-type="string" calcext:value-type="string">
            <text:p>Cam 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2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 table:visibility="collapse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 table:visibility="collapse"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 table:visibility="collapse"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4T14:08:44.584874141</meta:creation-date>
    <dc:date>2023-09-24T15:34:17.344863302</dc:date>
    <meta:editing-duration>PT48M28S</meta:editing-duration>
    <meta:editing-cycles>14</meta:editing-cycles>
    <meta:generator>LibreOffice/7.3.7.2$Linux_X86_64 LibreOffice_project/30$Build-2</meta:generator>
    <meta:document-statistic meta:table-count="1" meta:cell-count="440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8000" draw:fill-color="#ff800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3.894cm" svg:height="14.751cm" xlink:href=".." xlink:type="simple" chart:class="chart:line" chart:style-name="ch1">
        <chart:legend chart:legend-position="end" svg:x="91.703cm" svg:y="6.827cm" style:legend-expansion="high" chart:style-name="ch2"/>
        <chart:plot-area chart:style-name="ch3" table:cell-range-address="Sheet1.A2:Sheet1.B1800" chart:data-source-has-labels="row" svg:x="1.877cm" svg:y="0.295cm" svg:width="87.949cm" svg:height="14.161cm">
          <chart:coordinate-region svg:x="2.684cm" svg:y="0.494cm" svg:width="87.142cm" svg:height="12.90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800" loext:label-string="crank" chart:class="chart:line">
            <chart:data-point chart:repeated="1799"/>
          </chart:series>
          <chart:series chart:style-name="ch7" chart:values-cell-range-address="Sheet1.B2:Sheet1.B1800" loext:label-string="cam" chart:class="chart:line">
            <chart:data-point chart:repeated="17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ank</text:p>
              </table:table-cell>
              <table:table-cell office:value-type="string">
                <text:p>ca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2">
                <text:p>72</text:p>
                <draw:g>
                  <svg:desc>Sheet1.A2:Sheet1.A1800</svg:desc>
                </draw:g>
              </table:table-cell>
              <table:table-cell office:value-type="float" office:value="101">
                <text:p>101</text:p>
                <draw:g>
                  <svg:desc>Sheet1.B2:Sheet1.B18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2">
                <text:p>7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">
                <text:p>7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">
                <text:p>7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2">
                <text:p>7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">
                <text:p>7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">
                <text:p>7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">
                <text:p>7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">
                <text:p>7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2">
                <text:p>7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2">
                <text:p>7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">
                <text:p>7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2">
                <text:p>7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2">
                <text:p>7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2">
                <text:p>7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">
                <text:p>7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">
                <text:p>7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2">
                <text:p>7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2">
                <text:p>7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3">
                <text:p>7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">
                <text:p>7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">
                <text:p>7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2">
                <text:p>7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2">
                <text:p>7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">
                <text:p>7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2">
                <text:p>7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2">
                <text:p>7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2">
                <text:p>7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2">
                <text:p>7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">
                <text:p>7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1">
                <text:p>7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0">
                <text:p>7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0">
                <text:p>7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0">
                <text:p>7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9">
                <text:p>6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8">
                <text:p>6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8">
                <text:p>6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7">
                <text:p>6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6">
                <text:p>6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6">
                <text:p>6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5">
                <text:p>6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">
                <text:p>6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">
                <text:p>6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">
                <text:p>6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1">
                <text:p>6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">
                <text:p>5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">
                <text:p>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">
                <text:p>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2">
                <text:p>7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4">
                <text:p>7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7">
                <text:p>7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0">
                <text:p>8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2">
                <text:p>8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5">
                <text:p>8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8">
                <text:p>8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0">
                <text:p>9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2">
                <text:p>9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9">
                <text:p>8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7">
                <text:p>8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0">
                <text:p>8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8">
                <text:p>7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7">
                <text:p>7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6">
                <text:p>7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4">
                <text:p>7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3">
                <text:p>7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2">
                <text:p>7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0">
                <text:p>7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9">
                <text:p>6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8">
                <text:p>6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6">
                <text:p>6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4">
                <text:p>6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2">
                <text:p>6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8">
                <text:p>5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4">
                <text:p>5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2">
                <text:p>5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">
                <text:p>4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8">
                <text:p>4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8">
                <text:p>4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">
                <text:p>5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2">
                <text:p>5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6">
                <text:p>5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2">
                <text:p>6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8">
                <text:p>6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5">
                <text:p>7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1">
                <text:p>8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8">
                <text:p>8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2">
                <text:p>9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6">
                <text:p>9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8">
                <text:p>9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7">
                <text:p>9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4">
                <text:p>9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9">
                <text:p>8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5">
                <text:p>8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2">
                <text:p>8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8">
                <text:p>7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6">
                <text:p>7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4">
                <text:p>7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2">
                <text:p>7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0">
                <text:p>7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8">
                <text:p>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6">
                <text:p>6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">
                <text:p>6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8">
                <text:p>5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4">
                <text:p>5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9">
                <text:p>4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5">
                <text:p>4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2">
                <text:p>4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2">
                <text:p>4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4">
                <text:p>4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0">
                <text:p>5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7">
                <text:p>5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6">
                <text:p>6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6">
                <text:p>7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5">
                <text:p>8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3">
                <text:p>9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8">
                <text:p>9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4">
                <text:p>10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7">
                <text:p>9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0">
                <text:p>9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6">
                <text:p>8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2">
                <text:p>8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8">
                <text:p>7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5">
                <text:p>7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3">
                <text:p>7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0">
                <text:p>7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7">
                <text:p>6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4">
                <text:p>6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0">
                <text:p>6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5">
                <text:p>5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9">
                <text:p>4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4">
                <text:p>4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1">
                <text:p>4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2">
                <text:p>4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4">
                <text:p>4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0">
                <text:p>5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9">
                <text:p>6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0">
                <text:p>8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0">
                <text:p>9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8">
                <text:p>9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4">
                <text:p>10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6">
                <text:p>10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4">
                <text:p>10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8">
                <text:p>9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2">
                <text:p>9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6">
                <text:p>8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1">
                <text:p>8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7">
                <text:p>7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4">
                <text:p>7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2">
                <text:p>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9">
                <text:p>6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6">
                <text:p>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1">
                <text:p>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6">
                <text:p>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0">
                <text:p>5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4">
                <text:p>4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0">
                <text:p>4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0">
                <text:p>4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0">
                <text:p>5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0">
                <text:p>6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1">
                <text:p>7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2">
                <text:p>8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3">
                <text:p>9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1">
                <text:p>10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6">
                <text:p>10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6">
                <text:p>10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2">
                <text:p>10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">
                <text:p>9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9">
                <text:p>8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4">
                <text:p>8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8">
                <text:p>7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5">
                <text:p>7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2">
                <text:p>7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9">
                <text:p>6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5">
                <text:p>6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1">
                <text:p>6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4">
                <text:p>5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8">
                <text:p>4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1">
                <text:p>4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8">
                <text:p>3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8">
                <text:p>3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2">
                <text:p>4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3">
                <text:p>5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5">
                <text:p>6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8">
                <text:p>7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0">
                <text:p>9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0">
                <text:p>10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6">
                <text:p>10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8">
                <text:p>10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6">
                <text:p>10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0">
                <text:p>9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4">
                <text:p>8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0">
                <text:p>8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5">
                <text:p>7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2">
                <text:p>7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8">
                <text:p>6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4">
                <text:p>6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8">
                <text:p>5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2">
                <text:p>5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3">
                <text:p>4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8">
                <text:p>3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6">
                <text:p>3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0">
                <text:p>4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">
                <text:p>4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0">
                <text:p>6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4">
                <text:p>7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7">
                <text:p>8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8">
                <text:p>9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6">
                <text:p>10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0">
                <text:p>11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9">
                <text:p>10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0">
                <text:p>10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2">
                <text:p>9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4">
                <text:p>8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9">
                <text:p>7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4">
                <text:p>7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2">
                <text:p>7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8">
                <text:p>6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2">
                <text:p>6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7">
                <text:p>5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">
                <text:p>4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0">
                <text:p>4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4">
                <text:p>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4">
                <text:p>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0">
                <text:p>4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8">
                <text:p>4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2">
                <text:p>6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8">
                <text:p>7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3">
                <text:p>9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4">
                <text:p>10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12">
                <text:p>11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2">
                <text:p>11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6">
                <text:p>10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7">
                <text:p>9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9">
                <text:p>8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2">
                <text:p>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7">
                <text:p>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2">
                <text:p>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9">
                <text:p>6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4">
                <text:p>6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8">
                <text:p>5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4">
                <text:p>3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2">
                <text:p>3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5">
                <text:p>3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4">
                <text:p>4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8">
                <text:p>5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5">
                <text:p>7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2">
                <text:p>9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4">
                <text:p>10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12">
                <text:p>11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5">
                <text:p>11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10">
                <text:p>11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0">
                <text:p>1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0">
                <text:p>9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3">
                <text:p>8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3">
                <text:p>7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9">
                <text:p>6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4">
                <text:p>6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8">
                <text:p>5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0">
                <text:p>5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0">
                <text:p>4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2">
                <text:p>3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0">
                <text:p>3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4">
                <text:p>3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5">
                <text:p>4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1">
                <text:p>6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8">
                <text:p>7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6">
                <text:p>9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8">
                <text:p>10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6">
                <text:p>11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16">
                <text:p>11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7">
                <text:p>9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8">
                <text:p>8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1">
                <text:p>8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6">
                <text:p>7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2">
                <text:p>7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7">
                <text:p>6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2">
                <text:p>6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4">
                <text:p>5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4">
                <text:p>4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4">
                <text:p>3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9">
                <text:p>2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0">
                <text:p>3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8">
                <text:p>3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4">
                <text:p>5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2">
                <text:p>7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1">
                <text:p>9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6">
                <text:p>10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6">
                <text:p>11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18">
                <text:p>11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2">
                <text:p>11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0">
                <text:p>10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0">
                <text:p>9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2">
                <text:p>8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6">
                <text:p>7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2">
                <text:p>7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8">
                <text:p>6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2">
                <text:p>6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6">
                <text:p>5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6">
                <text:p>4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6">
                <text:p>3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0">
                <text:p>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1">
                <text:p>3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8">
                <text:p>3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2">
                <text:p>5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2">
                <text:p>7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0">
                <text:p>9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4">
                <text:p>10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4">
                <text:p>11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8">
                <text:p>11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2">
                <text:p>11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0">
                <text:p>10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0">
                <text:p>9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2">
                <text:p>8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7">
                <text:p>7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2">
                <text:p>7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8">
                <text:p>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2">
                <text:p>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6">
                <text:p>5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6">
                <text:p>4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6">
                <text:p>3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0">
                <text:p>3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2">
                <text:p>3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0">
                <text:p>4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4">
                <text:p>7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0">
                <text:p>9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5">
                <text:p>10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4">
                <text:p>11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17">
                <text:p>11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0">
                <text:p>1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8">
                <text:p>9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8">
                <text:p>8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1">
                <text:p>8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6">
                <text:p>7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2">
                <text:p>7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6">
                <text:p>6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2">
                <text:p>6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3">
                <text:p>5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4">
                <text:p>4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4">
                <text:p>3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2">
                <text:p>3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4">
                <text:p>3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5">
                <text:p>4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0">
                <text:p>6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8">
                <text:p>7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5">
                <text:p>9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8">
                <text:p>10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15">
                <text:p>11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4">
                <text:p>10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4">
                <text:p>9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6">
                <text:p>8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4">
                <text:p>7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9">
                <text:p>6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4">
                <text:p>6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8">
                <text:p>5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9">
                <text:p>4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8">
                <text:p>3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2">
                <text:p>3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1">
                <text:p>3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6">
                <text:p>3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9">
                <text:p>4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8">
                <text:p>6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6">
                <text:p>8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2">
                <text:p>10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12">
                <text:p>11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16">
                <text:p>11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12">
                <text:p>11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1">
                <text:p>10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0">
                <text:p>9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2">
                <text:p>8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7">
                <text:p>7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2">
                <text:p>7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7">
                <text:p>6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2">
                <text:p>6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4">
                <text:p>4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6">
                <text:p>3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0">
                <text:p>3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4">
                <text:p>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4">
                <text:p>4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0">
                <text:p>6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0">
                <text:p>8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6">
                <text:p>9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8">
                <text:p>10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15">
                <text:p>11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14">
                <text:p>11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5">
                <text:p>10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4">
                <text:p>9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6">
                <text:p>8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0">
                <text:p>8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4">
                <text:p>7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9">
                <text:p>6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4">
                <text:p>6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8">
                <text:p>4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8">
                <text:p>3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2">
                <text:p>3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4">
                <text:p>3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0">
                <text:p>4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2">
                <text:p>7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9">
                <text:p>8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4">
                <text:p>10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12">
                <text:p>11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14">
                <text:p>11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9">
                <text:p>10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8">
                <text:p>9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8">
                <text:p>8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1">
                <text:p>8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6">
                <text:p>7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0">
                <text:p>7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6">
                <text:p>6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0">
                <text:p>6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2">
                <text:p>5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2">
                <text:p>4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3">
                <text:p>3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2">
                <text:p>3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7">
                <text:p>3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9">
                <text:p>4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6">
                <text:p>6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5">
                <text:p>8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0">
                <text:p>10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11">
                <text:p>11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16">
                <text:p>11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10">
                <text:p>11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0">
                <text:p>10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9">
                <text:p>8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2">
                <text:p>8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7">
                <text:p>7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2">
                <text:p>7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6">
                <text:p>6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0">
                <text:p>6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2">
                <text:p>5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2">
                <text:p>4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4">
                <text:p>3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2">
                <text:p>3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6">
                <text:p>3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6">
                <text:p>4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4">
                <text:p>6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4">
                <text:p>8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0">
                <text:p>10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2">
                <text:p>11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6">
                <text:p>11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2">
                <text:p>11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0">
                <text:p>10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0">
                <text:p>9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2">
                <text:p>8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6">
                <text:p>7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2">
                <text:p>7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7">
                <text:p>6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1">
                <text:p>6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2">
                <text:p>5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0">
                <text:p>4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2">
                <text:p>3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9">
                <text:p>2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4">
                <text:p>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6">
                <text:p>4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4">
                <text:p>6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3">
                <text:p>8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0">
                <text:p>10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12">
                <text:p>11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18">
                <text:p>11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14">
                <text:p>11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2">
                <text:p>10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1">
                <text:p>9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2">
                <text:p>8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6">
                <text:p>7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70">
                <text:p>7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6">
                <text:p>6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0">
                <text:p>6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2">
                <text:p>5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1">
                <text:p>4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0">
                <text:p>3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8">
                <text:p>2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2">
                <text:p>3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4">
                <text:p>4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2">
                <text:p>6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2">
                <text:p>8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2">
                <text:p>10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14">
                <text:p>11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20">
                <text:p>12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16">
                <text:p>11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2">
                <text:p>10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92">
                <text:p>9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82">
                <text:p>8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76">
                <text:p>7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2">
                <text:p>7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6">
                <text:p>6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0">
                <text:p>6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">
                <text:p>5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0">
                <text:p>4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0">
                <text:p>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6">
                <text:p>2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2">
                <text:p>3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4">
                <text:p>4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4">
                <text:p>6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86">
                <text:p>8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4">
                <text:p>10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16">
                <text:p>11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21">
                <text:p>12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16">
                <text:p>11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2">
                <text:p>10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90">
                <text:p>9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2">
                <text:p>8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6">
                <text:p>7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0">
                <text:p>7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6">
                <text:p>6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8">
                <text:p>5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0">
                <text:p>5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8">
                <text:p>3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8">
                <text:p>2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6">
                <text:p>2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2">
                <text:p>3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6">
                <text:p>4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8">
                <text:p>6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90">
                <text:p>9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08">
                <text:p>10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8">
                <text:p>11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21">
                <text:p>12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2">
                <text:p>11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00">
                <text:p>10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88">
                <text:p>8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80">
                <text:p>8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4">
                <text:p>7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70">
                <text:p>7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4">
                <text:p>6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7">
                <text:p>5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8">
                <text:p>4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6">
                <text:p>3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8">
                <text:p>2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8">
                <text:p>2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7">
                <text:p>3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2">
                <text:p>5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74">
                <text:p>7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94">
                <text:p>9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0">
                <text:p>11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9">
                <text:p>11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8">
                <text:p>11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09">
                <text:p>10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96">
                <text:p>9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86">
                <text:p>8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8">
                <text:p>7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3">
                <text:p>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9">
                <text:p>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4">
                <text:p>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5">
                <text:p>5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6">
                <text:p>4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4">
                <text:p>3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9">
                <text:p>2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2">
                <text:p>3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0">
                <text:p>4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">
                <text:p>5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8">
                <text:p>7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7">
                <text:p>9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1">
                <text:p>11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8">
                <text:p>11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6">
                <text:p>11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05">
                <text:p>10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94">
                <text:p>9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3">
                <text:p>7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8">
                <text:p>6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2">
                <text:p>6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4">
                <text:p>5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4">
                <text:p>44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2">
                <text:p>3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0">
                <text:p>3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3">
                <text:p>3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4">
                <text:p>4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2">
                <text:p>6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82">
                <text:p>8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00">
                <text:p>10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12">
                <text:p>11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17">
                <text:p>11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02">
                <text:p>10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90">
                <text:p>9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82">
                <text:p>8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6">
                <text:p>7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1">
                <text:p>7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6">
                <text:p>6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0">
                <text:p>6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2">
                <text:p>5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0">
                <text:p>4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2">
                <text:p>3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9">
                <text:p>2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2">
                <text:p>3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7">
                <text:p>4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6">
                <text:p>6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7">
                <text:p>8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15">
                <text:p>11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18">
                <text:p>11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12">
                <text:p>11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00">
                <text:p>10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0">
                <text:p>9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81">
                <text:p>8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6">
                <text:p>7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0">
                <text:p>7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5">
                <text:p>6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9">
                <text:p>4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8">
                <text:p>3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1">
                <text:p>3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0">
                <text:p>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7">
                <text:p>3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52">
                <text:p>5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0">
                <text:p>7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90">
                <text:p>9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05">
                <text:p>10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15">
                <text:p>11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17">
                <text:p>11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08">
                <text:p>10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97">
                <text:p>9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88">
                <text:p>8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80">
                <text:p>8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4">
                <text:p>7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9">
                <text:p>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4">
                <text:p>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57">
                <text:p>5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8">
                <text:p>4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8">
                <text:p>3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1">
                <text:p>3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2">
                <text:p>3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0">
                <text:p>4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56">
                <text:p>5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4">
                <text:p>7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93">
                <text:p>9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06">
                <text:p>10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14">
                <text:p>11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15">
                <text:p>11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06">
                <text:p>10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94">
                <text:p>9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85">
                <text:p>8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78">
                <text:p>7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74">
                <text:p>7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8">
                <text:p>6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3">
                <text:p>6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56">
                <text:p>5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6">
                <text:p>4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6">
                <text:p>3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0">
                <text:p>3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3">
                <text:p>3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1">
                <text:p>4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8">
                <text:p>5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79">
                <text:p>7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96">
                <text:p>9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10">
                <text:p>11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16">
                <text:p>11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04">
                <text:p>10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93">
                <text:p>9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4">
                <text:p>8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7">
                <text:p>7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2">
                <text:p>7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8">
                <text:p>6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1">
                <text:p>6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53">
                <text:p>5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2">
                <text:p>4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3">
                <text:p>3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0">
                <text:p>3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4">
                <text:p>3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46">
                <text:p>4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5">
                <text:p>6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5">
                <text:p>8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02">
                <text:p>10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12">
                <text:p>11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17">
                <text:p>11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10">
                <text:p>11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99">
                <text:p>9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8">
                <text:p>8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1">
                <text:p>8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5">
                <text:p>7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">
                <text:p>7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64">
                <text:p>6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9">
                <text:p>4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8">
                <text:p>3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9">
                <text:p>2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9">
                <text:p>2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6">
                <text:p>3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0">
                <text:p>5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0">
                <text:p>7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92">
                <text:p>9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07">
                <text:p>10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16">
                <text:p>11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17">
                <text:p>11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08">
                <text:p>10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96">
                <text:p>9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6">
                <text:p>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3">
                <text:p>7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69">
                <text:p>6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62">
                <text:p>6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56">
                <text:p>5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5">
                <text:p>4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3">
                <text:p>3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8">
                <text:p>2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0">
                <text:p>3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8">
                <text:p>3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56">
                <text:p>5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7">
                <text:p>7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97">
                <text:p>9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12">
                <text:p>11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20">
                <text:p>12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18">
                <text:p>11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06">
                <text:p>10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94">
                <text:p>9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85">
                <text:p>8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8">
                <text:p>7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2">
                <text:p>7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66">
                <text:p>6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61">
                <text:p>6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3">
                <text:p>5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1">
                <text:p>4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0">
                <text:p>3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6">
                <text:p>2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0">
                <text:p>3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2">
                <text:p>4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62">
                <text:p>6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84">
                <text:p>8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02">
                <text:p>10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17">
                <text:p>11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16">
                <text:p>11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03">
                <text:p>10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90">
                <text:p>9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82">
                <text:p>8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">
                <text:p>7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0">
                <text:p>7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65">
                <text:p>6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58">
                <text:p>5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8">
                <text:p>4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6">
                <text:p>3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6">
                <text:p>2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6">
                <text:p>2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4">
                <text:p>3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9">
                <text:p>4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1">
                <text:p>7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4">
                <text:p>9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10">
                <text:p>11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21">
                <text:p>12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21">
                <text:p>12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10">
                <text:p>11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97">
                <text:p>9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86">
                <text:p>8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80">
                <text:p>8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3">
                <text:p>7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68">
                <text:p>6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62">
                <text:p>6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3">
                <text:p>4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2">
                <text:p>3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6">
                <text:p>2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9">
                <text:p>2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0">
                <text:p>4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60">
                <text:p>6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2">
                <text:p>8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00">
                <text:p>10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14">
                <text:p>11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21">
                <text:p>12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17">
                <text:p>11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04">
                <text:p>10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92">
                <text:p>9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3">
                <text:p>8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76">
                <text:p>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72">
                <text:p>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66">
                <text:p>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60">
                <text:p>6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52">
                <text:p>5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0">
                <text:p>4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0">
                <text:p>3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8">
                <text:p>2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4">
                <text:p>3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8">
                <text:p>4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68">
                <text:p>6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90">
                <text:p>9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05">
                <text:p>10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16">
                <text:p>11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19">
                <text:p>11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12">
                <text:p>11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98">
                <text:p>9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8">
                <text:p>8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0">
                <text:p>8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74">
                <text:p>7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70">
                <text:p>7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64">
                <text:p>6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58">
                <text:p>5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8">
                <text:p>4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6">
                <text:p>3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0">
                <text:p>3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2">
                <text:p>3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0">
                <text:p>4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55">
                <text:p>5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76">
                <text:p>7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6">
                <text:p>9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10">
                <text:p>11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18">
                <text:p>11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16">
                <text:p>11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05">
                <text:p>10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4">
                <text:p>9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5">
                <text:p>8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72">
                <text:p>7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68">
                <text:p>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62">
                <text:p>6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4">
                <text:p>5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2">
                <text:p>4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2">
                <text:p>3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8">
                <text:p>2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2">
                <text:p>3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4">
                <text:p>4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64">
                <text:p>6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">
                <text:p>8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14">
                <text:p>11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18">
                <text:p>11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14">
                <text:p>11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90">
                <text:p>9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2">
                <text:p>8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76">
                <text:p>7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70">
                <text:p>7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66">
                <text:p>6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59">
                <text:p>5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50">
                <text:p>5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8">
                <text:p>3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1">
                <text:p>3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9">
                <text:p>2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7">
                <text:p>3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51">
                <text:p>5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70">
                <text:p>7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91">
                <text:p>9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06">
                <text:p>10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16">
                <text:p>11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17">
                <text:p>11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10">
                <text:p>11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97">
                <text:p>9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6">
                <text:p>8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0">
                <text:p>8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74">
                <text:p>7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70">
                <text:p>7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64">
                <text:p>6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56">
                <text:p>5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8">
                <text:p>4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6">
                <text:p>3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2">
                <text:p>3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1">
                <text:p>3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2">
                <text:p>4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57">
                <text:p>5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78">
                <text:p>7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96">
                <text:p>9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09">
                <text:p>10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16">
                <text:p>11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14">
                <text:p>11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04">
                <text:p>10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93">
                <text:p>9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4">
                <text:p>8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78">
                <text:p>7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73">
                <text:p>7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68">
                <text:p>6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62">
                <text:p>6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4">
                <text:p>4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4">
                <text:p>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1">
                <text:p>3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4">
                <text:p>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5">
                <text:p>4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64">
                <text:p>6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84">
                <text:p>8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00">
                <text:p>10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12">
                <text:p>11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16">
                <text:p>11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12">
                <text:p>11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00">
                <text:p>10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0">
                <text:p>9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82">
                <text:p>8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76">
                <text:p>7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70">
                <text:p>7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66">
                <text:p>6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59">
                <text:p>5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50">
                <text:p>5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8">
                <text:p>3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2">
                <text:p>3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0">
                <text:p>3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8">
                <text:p>3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51">
                <text:p>5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72">
                <text:p>7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0">
                <text:p>9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06">
                <text:p>10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16">
                <text:p>11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16">
                <text:p>11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07">
                <text:p>10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6">
                <text:p>9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86">
                <text:p>8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79">
                <text:p>7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73">
                <text:p>7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69">
                <text:p>6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62">
                <text:p>6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5">
                <text:p>4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4">
                <text:p>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8">
                <text:p>2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1">
                <text:p>3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1">
                <text:p>4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80">
                <text:p>8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8">
                <text:p>9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12">
                <text:p>11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19">
                <text:p>11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16">
                <text:p>11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04">
                <text:p>10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2">
                <text:p>9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84">
                <text:p>8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77">
                <text:p>7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72">
                <text:p>7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67">
                <text:p>6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60">
                <text:p>6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51">
                <text:p>5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0">
                <text:p>4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0">
                <text:p>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8">
                <text:p>2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2">
                <text:p>3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5">
                <text:p>4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66">
                <text:p>6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86">
                <text:p>8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04">
                <text:p>10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16">
                <text:p>11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21">
                <text:p>12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14">
                <text:p>11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00">
                <text:p>10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89">
                <text:p>8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81">
                <text:p>8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76">
                <text:p>7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70">
                <text:p>7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65">
                <text:p>6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57">
                <text:p>5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8">
                <text:p>4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6">
                <text:p>3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7">
                <text:p>2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8">
                <text:p>2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6">
                <text:p>3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50">
                <text:p>5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73">
                <text:p>7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4">
                <text:p>9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10">
                <text:p>11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20">
                <text:p>12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20">
                <text:p>12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10">
                <text:p>11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6">
                <text:p>9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86">
                <text:p>8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79">
                <text:p>7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73">
                <text:p>7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68">
                <text:p>6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62">
                <text:p>6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2">
                <text:p>4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1">
                <text:p>3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5">
                <text:p>2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9">
                <text:p>2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0">
                <text:p>4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60">
                <text:p>6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84">
                <text:p>8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17">
                <text:p>11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22">
                <text:p>12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17">
                <text:p>11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4">
                <text:p>10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90">
                <text:p>9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82">
                <text:p>8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76">
                <text:p>7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72">
                <text:p>7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66">
                <text:p>6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50">
                <text:p>5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8">
                <text:p>3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8">
                <text:p>2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8">
                <text:p>2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4">
                <text:p>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50">
                <text:p>5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70">
                <text:p>7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92">
                <text:p>9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9">
                <text:p>10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18">
                <text:p>11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20">
                <text:p>12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10">
                <text:p>11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98">
                <text:p>9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87">
                <text:p>8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80">
                <text:p>8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74">
                <text:p>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69">
                <text:p>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64">
                <text:p>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56">
                <text:p>5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46">
                <text:p>4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34">
                <text:p>3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9">
                <text:p>2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31">
                <text:p>3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40">
                <text:p>4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57">
                <text:p>5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78">
                <text:p>7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97">
                <text:p>9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11">
                <text:p>11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18">
                <text:p>11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17">
                <text:p>11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5">
                <text:p>10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93">
                <text:p>9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84">
                <text:p>8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78">
                <text:p>7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72">
                <text:p>7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67">
                <text:p>6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61">
                <text:p>6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53">
                <text:p>5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42">
                <text:p>4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2">
                <text:p>3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30">
                <text:p>3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4">
                <text:p>3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46">
                <text:p>4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64">
                <text:p>6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85">
                <text:p>8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1">
                <text:p>10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14">
                <text:p>11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18">
                <text:p>11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12">
                <text:p>11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1">
                <text:p>10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90">
                <text:p>9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81">
                <text:p>8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76">
                <text:p>7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70">
                <text:p>7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66">
                <text:p>6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58">
                <text:p>5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50">
                <text:p>5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38">
                <text:p>3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9">
                <text:p>2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30">
                <text:p>3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34">
                <text:p>3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50">
                <text:p>5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71">
                <text:p>7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91">
                <text:p>9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6">
                <text:p>10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16">
                <text:p>11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18">
                <text:p>11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10">
                <text:p>11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98">
                <text:p>9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88">
                <text:p>8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80">
                <text:p>8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74">
                <text:p>7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69">
                <text:p>6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64">
                <text:p>6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56">
                <text:p>5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46">
                <text:p>4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36">
                <text:p>3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0">
                <text:p>3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2">
                <text:p>3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40">
                <text:p>4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56">
                <text:p>5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77">
                <text:p>7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96">
                <text:p>9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10">
                <text:p>11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17">
                <text:p>11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14">
                <text:p>11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5">
                <text:p>10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94">
                <text:p>9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85">
                <text:p>8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78">
                <text:p>7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72">
                <text:p>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68">
                <text:p>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62">
                <text:p>6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54">
                <text:p>5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43">
                <text:p>4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34">
                <text:p>3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31">
                <text:p>3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34">
                <text:p>3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45">
                <text:p>4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62">
                <text:p>6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98">
                <text:p>9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2">
                <text:p>11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6">
                <text:p>11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2">
                <text:p>11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02">
                <text:p>10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92">
                <text:p>9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84">
                <text:p>8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76">
                <text:p>7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70">
                <text:p>7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66">
                <text:p>6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60">
                <text:p>6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52">
                <text:p>5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42">
                <text:p>4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2">
                <text:p>3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2">
                <text:p>3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4">
                <text:p>3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49">
                <text:p>4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67">
                <text:p>6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87">
                <text:p>8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02">
                <text:p>10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7">
                <text:p>11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98">
                <text:p>9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88">
                <text:p>8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81">
                <text:p>8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74">
                <text:p>7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70">
                <text:p>7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64">
                <text:p>6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58">
                <text:p>5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48">
                <text:p>4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37">
                <text:p>3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30">
                <text:p>3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32">
                <text:p>3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40">
                <text:p>4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56">
                <text:p>5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76">
                <text:p>7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94">
                <text:p>9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08">
                <text:p>10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6">
                <text:p>11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4">
                <text:p>11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05">
                <text:p>10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94">
                <text:p>9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85">
                <text:p>8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78">
                <text:p>7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72">
                <text:p>7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68">
                <text:p>6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62">
                <text:p>6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44">
                <text:p>4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32">
                <text:p>3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8">
                <text:p>2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32">
                <text:p>3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42">
                <text:p>4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61">
                <text:p>6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81">
                <text:p>8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00">
                <text:p>1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3">
                <text:p>11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9">
                <text:p>11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4">
                <text:p>11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91">
                <text:p>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82">
                <text:p>8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76">
                <text:p>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60">
                <text:p>6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50">
                <text:p>5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40">
                <text:p>4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9">
                <text:p>2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8">
                <text:p>2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3">
                <text:p>3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46">
                <text:p>4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66">
                <text:p>6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88">
                <text:p>8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06">
                <text:p>10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8">
                <text:p>11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20">
                <text:p>12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13">
                <text:p>11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00">
                <text:p>1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89">
                <text:p>8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81">
                <text:p>8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74">
                <text:p>7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70">
                <text:p>7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64">
                <text:p>6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58">
                <text:p>5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48">
                <text:p>4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36">
                <text:p>3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6">
                <text:p>2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8">
                <text:p>2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36">
                <text:p>3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52">
                <text:p>5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73">
                <text:p>7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94">
                <text:p>9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10">
                <text:p>11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20">
                <text:p>12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20">
                <text:p>12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10">
                <text:p>11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96">
                <text:p>9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86">
                <text:p>8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73">
                <text:p>7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68">
                <text:p>6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62">
                <text:p>6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54">
                <text:p>5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42">
                <text:p>4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32">
                <text:p>3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26">
                <text:p>2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30">
                <text:p>3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40">
                <text:p>4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60">
                <text:p>6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82">
                <text:p>8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16">
                <text:p>11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22">
                <text:p>12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17">
                <text:p>11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04">
                <text:p>10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92">
                <text:p>9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84">
                <text:p>8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76">
                <text:p>7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70">
                <text:p>7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66">
                <text:p>6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60">
                <text:p>6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50">
                <text:p>5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38">
                <text:p>3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28">
                <text:p>2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26">
                <text:p>2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33">
                <text:p>3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48">
                <text:p>4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70">
                <text:p>7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90">
                <text:p>9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08">
                <text:p>10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18">
                <text:p>11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20">
                <text:p>12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12">
                <text:p>11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98">
                <text:p>9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88">
                <text:p>8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80">
                <text:p>8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74">
                <text:p>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69">
                <text:p>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64">
                <text:p>6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57">
                <text:p>5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47">
                <text:p>4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36">
                <text:p>3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29">
                <text:p>2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30">
                <text:p>3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38">
                <text:p>3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54">
                <text:p>5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76">
                <text:p>7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96">
                <text:p>9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10">
                <text:p>1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18">
                <text:p>11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17">
                <text:p>11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06">
                <text:p>10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94">
                <text:p>9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85">
                <text:p>8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78">
                <text:p>7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72">
                <text:p>7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68">
                <text:p>6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62">
                <text:p>6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54">
                <text:p>5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44">
                <text:p>4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34">
                <text:p>3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30">
                <text:p>3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33">
                <text:p>3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44">
                <text:p>4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62">
                <text:p>6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82">
                <text:p>8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00">
                <text:p>10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12">
                <text:p>11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18">
                <text:p>11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13">
                <text:p>11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01">
                <text:p>10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90">
                <text:p>9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82">
                <text:p>8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76">
                <text:p>7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70">
                <text:p>7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66">
                <text:p>6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60">
                <text:p>6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52">
                <text:p>5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40">
                <text:p>4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30">
                <text:p>3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29">
                <text:p>2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34">
                <text:p>3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48">
                <text:p>4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68">
                <text:p>6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88">
                <text:p>8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05">
                <text:p>10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14">
                <text:p>11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18">
                <text:p>11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12">
                <text:p>11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98">
                <text:p>9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88">
                <text:p>8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81">
                <text:p>8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76">
                <text:p>7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70">
                <text:p>7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64">
                <text:p>6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57">
                <text:p>5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49">
                <text:p>4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37">
                <text:p>3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30">
                <text:p>3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32">
                <text:p>3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38">
                <text:p>3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74">
                <text:p>7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93">
                <text:p>9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08">
                <text:p>10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16">
                <text:p>11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16">
                <text:p>11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06">
                <text:p>10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96">
                <text:p>9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86">
                <text:p>8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79">
                <text:p>7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73">
                <text:p>7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69">
                <text:p>6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63">
                <text:p>6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56">
                <text:p>5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46">
                <text:p>4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36">
                <text:p>3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30">
                <text:p>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33">
                <text:p>3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42">
                <text:p>4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78">
                <text:p>7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96">
                <text:p>9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10">
                <text:p>11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16">
                <text:p>11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13">
                <text:p>11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04">
                <text:p>10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93">
                <text:p>9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84">
                <text:p>8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78">
                <text:p>7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72">
                <text:p>7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68">
                <text:p>6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62">
                <text:p>6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44">
                <text:p>4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34">
                <text:p>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30">
                <text:p>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34">
                <text:p>3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46">
                <text:p>4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63">
                <text:p>6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82">
                <text:p>8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98">
                <text:p>9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10">
                <text:p>11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16">
                <text:p>11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13">
                <text:p>11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02">
                <text:p>10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92">
                <text:p>9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82">
                <text:p>8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76">
                <text:p>7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70">
                <text:p>7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66">
                <text:p>6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60">
                <text:p>6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52">
                <text:p>5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40">
                <text:p>4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32">
                <text:p>3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30">
                <text:p>3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36">
                <text:p>3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50">
                <text:p>5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68">
                <text:p>6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88">
                <text:p>8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04">
                <text:p>10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14">
                <text:p>11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17">
                <text:p>11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09">
                <text:p>10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97">
                <text:p>9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86">
                <text:p>8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80">
                <text:p>8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74">
                <text:p>7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70">
                <text:p>7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64">
                <text:p>6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57">
                <text:p>5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48">
                <text:p>4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36">
                <text:p>3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29">
                <text:p>2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30">
                <text:p>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38">
                <text:p>3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53">
                <text:p>5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75">
                <text:p>7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94">
                <text:p>9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10">
                <text:p>11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18">
                <text:p>11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18">
                <text:p>11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06">
                <text:p>10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94">
                <text:p>9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86">
                <text:p>8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78">
                <text:p>7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74">
                <text:p>7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68">
                <text:p>6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62">
                <text:p>6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43">
                <text:p>4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32">
                <text:p>3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28">
                <text:p>2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30">
                <text:p>3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40">
                <text:p>4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79">
                <text:p>7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99">
                <text:p>9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13">
                <text:p>11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20">
                <text:p>12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16">
                <text:p>11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05">
                <text:p>10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93">
                <text:p>9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84">
                <text:p>8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77">
                <text:p>7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72">
                <text:p>7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67">
                <text:p>6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62">
                <text:p>6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52">
                <text:p>5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40">
                <text:p>4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30">
                <text:p>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26">
                <text:p>2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31">
                <text:p>3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43">
                <text:p>4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62">
                <text:p>6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85">
                <text:p>8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04">
                <text:p>10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16">
                <text:p>11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21">
                <text:p>12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14">
                <text:p>11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02">
                <text:p>10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90">
                <text:p>9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82">
                <text:p>8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76">
                <text:p>7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70">
                <text:p>7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64">
                <text:p>6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48">
                <text:p>4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36">
                <text:p>3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28">
                <text:p>2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26">
                <text:p>2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34">
                <text:p>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49">
                <text:p>4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72">
                <text:p>7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94">
                <text:p>9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10">
                <text:p>11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20">
                <text:p>12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21">
                <text:p>12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10">
                <text:p>11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98">
                <text:p>9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86">
                <text:p>8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80">
                <text:p>8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74">
                <text:p>7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68">
                <text:p>6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62">
                <text:p>6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45">
                <text:p>4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33">
                <text:p>3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27">
                <text:p>2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30">
                <text:p>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40">
                <text:p>4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80">
                <text:p>8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00">
                <text:p>10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14">
                <text:p>11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20">
                <text:p>12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17">
                <text:p>11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04">
                <text:p>10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93">
                <text:p>9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84">
                <text:p>8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77">
                <text:p>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72">
                <text:p>7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66">
                <text:p>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61">
                <text:p>6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54">
                <text:p>5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44">
                <text:p>4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33">
                <text:p>3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30">
                <text:p>3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34">
                <text:p>3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60">
                <text:p>6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96">
                <text:p>9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10">
                <text:p>11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16">
                <text:p>11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14">
                <text:p>11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04">
                <text:p>10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94">
                <text:p>9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86">
                <text:p>8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80">
                <text:p>8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74">
                <text:p>7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70">
                <text:p>7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65">
                <text:p>6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60">
                <text:p>6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52">
                <text:p>5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42">
                <text:p>4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34">
                <text:p>3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33">
                <text:p>3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37">
                <text:p>3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46">
                <text:p>4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61">
                <text:p>6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78">
                <text:p>7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93">
                <text:p>9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04">
                <text:p>10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12">
                <text:p>11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13">
                <text:p>11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06">
                <text:p>10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96">
                <text:p>9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88">
                <text:p>8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81">
                <text:p>8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76">
                <text:p>7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72">
                <text:p>7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69">
                <text:p>6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64">
                <text:p>6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58">
                <text:p>5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52">
                <text:p>5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42">
                <text:p>4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36">
                <text:p>3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34">
                <text:p>3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36">
                <text:p>3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46">
                <text:p>4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58">
                <text:p>5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74">
                <text:p>7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88">
                <text:p>8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99">
                <text:p>9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08">
                <text:p>10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10">
                <text:p>11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08">
                <text:p>10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02">
                <text:p>10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93">
                <text:p>9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86">
                <text:p>8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80">
                <text:p>8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76">
                <text:p>7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72">
                <text:p>7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70">
                <text:p>7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65">
                <text:p>6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61">
                <text:p>6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48">
                <text:p>4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40">
                <text:p>4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38">
                <text:p>3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38">
                <text:p>3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42">
                <text:p>4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52">
                <text:p>5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64">
                <text:p>6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76">
                <text:p>7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88">
                <text:p>8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98">
                <text:p>9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04">
                <text:p>10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07">
                <text:p>10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06">
                <text:p>10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00">
                <text:p>10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93">
                <text:p>9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86">
                <text:p>8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81">
                <text:p>8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77">
                <text:p>7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74">
                <text:p>7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68">
                <text:p>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65">
                <text:p>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62">
                <text:p>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56">
                <text:p>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50">
                <text:p>5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44">
                <text:p>4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40">
                <text:p>4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40">
                <text:p>4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44">
                <text:p>4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50">
                <text:p>5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58">
                <text:p>5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70">
                <text:p>7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96">
                <text:p>9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01">
                <text:p>10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04">
                <text:p>10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03">
                <text:p>10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98">
                <text:p>9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93">
                <text:p>9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87">
                <text:p>8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82">
                <text:p>8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78">
                <text:p>7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76">
                <text:p>7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73">
                <text:p>7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70">
                <text:p>7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68">
                <text:p>6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66">
                <text:p>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62">
                <text:p>6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58">
                <text:p>5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53">
                <text:p>5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48">
                <text:p>4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44">
                <text:p>4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42">
                <text:p>4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44">
                <text:p>4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48">
                <text:p>4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54">
                <text:p>5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62">
                <text:p>6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72">
                <text:p>7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80">
                <text:p>8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88">
                <text:p>8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94">
                <text:p>9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98">
                <text:p>9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01">
                <text:p>10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01">
                <text:p>10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98">
                <text:p>9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94">
                <text:p>9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88">
                <text:p>8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84">
                <text:p>8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80">
                <text:p>8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77">
                <text:p>7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74">
                <text:p>7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73">
                <text:p>7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70">
                <text:p>7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68">
                <text:p>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66">
                <text:p>6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64">
                <text:p>6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61">
                <text:p>6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56">
                <text:p>5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52">
                <text:p>5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48">
                <text:p>4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46">
                <text:p>4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45">
                <text:p>4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47">
                <text:p>4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50">
                <text:p>5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56">
                <text:p>5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62">
                <text:p>6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70">
                <text:p>7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76">
                <text:p>7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84">
                <text:p>8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90">
                <text:p>9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94">
                <text:p>9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98">
                <text:p>9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98">
                <text:p>9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98">
                <text:p>9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96">
                <text:p>9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90">
                <text:p>9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86">
                <text:p>8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84">
                <text:p>8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80">
                <text:p>8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78">
                <text:p>7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76">
                <text:p>7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74">
                <text:p>7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72">
                <text:p>7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70">
                <text:p>7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69">
                <text:p>6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67">
                <text:p>6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65">
                <text:p>6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62">
                <text:p>6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56">
                <text:p>5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52">
                <text:p>5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49">
                <text:p>4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48">
                <text:p>4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48">
                <text:p>4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48">
                <text:p>4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52">
                <text:p>5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55">
                <text:p>5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60">
                <text:p>6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66">
                <text:p>6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72">
                <text:p>7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78">
                <text:p>7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82">
                <text:p>8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88">
                <text:p>8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90">
                <text:p>9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94">
                <text:p>9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96">
                <text:p>9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96">
                <text:p>9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94">
                <text:p>9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92">
                <text:p>9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89">
                <text:p>8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86">
                <text:p>8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84">
                <text:p>8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80">
                <text:p>8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78">
                <text:p>7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76">
                <text:p>7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74">
                <text:p>7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73">
                <text:p>7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72">
                <text:p>7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71">
                <text:p>7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68">
                <text:p>6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67">
                <text:p>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66">
                <text:p>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64">
                <text:p>6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61">
                <text:p>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58">
                <text:p>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56">
                <text:p>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54">
                <text:p>5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52">
                <text:p>5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50">
                <text:p>5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50">
                <text:p>5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51">
                <text:p>5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53">
                <text:p>5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58">
                <text:p>5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62">
                <text:p>6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66">
                <text:p>6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70">
                <text:p>7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74">
                <text:p>7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78">
                <text:p>7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82">
                <text:p>8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86">
                <text:p>8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88">
                <text:p>8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90">
                <text:p>9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92">
                <text:p>9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93">
                <text:p>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92">
                <text:p>9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92">
                <text:p>9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88">
                <text:p>8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86">
                <text:p>8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79">
                <text:p>7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77">
                <text:p>7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76">
                <text:p>7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74">
                <text:p>7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74">
                <text:p>7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73">
                <text:p>7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72">
                <text:p>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72">
                <text:p>7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70">
                <text:p>7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70">
                <text:p>7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69">
                <text:p>6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68">
                <text:p>6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66">
                <text:p>6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65">
                <text:p>6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64">
                <text:p>6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62">
                <text:p>6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60">
                <text:p>6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58">
                <text:p>5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57">
                <text:p>5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55">
                <text:p>5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54">
                <text:p>5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54">
                <text:p>5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54">
                <text:p>5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54">
                <text:p>5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55">
                <text:p>5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57">
                <text:p>5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58">
                <text:p>5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61">
                <text:p>6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64">
                <text:p>6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66">
                <text:p>6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69">
                <text:p>6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72">
                <text:p>7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75">
                <text:p>7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78">
                <text:p>7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80">
                <text:p>8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82">
                <text:p>8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85">
                <text:p>8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86">
                <text:p>8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88">
                <text:p>8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88">
                <text:p>8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89">
                <text:p>8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89">
                <text:p>8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89">
                <text:p>8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88">
                <text:p>8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86">
                <text:p>8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85">
                <text:p>8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83">
                <text:p>8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82">
                <text:p>8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80">
                <text:p>8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77">
                <text:p>7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76">
                <text:p>7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76">
                <text:p>7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74">
                <text:p>7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74">
                <text:p>7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73">
                <text:p>7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73">
                <text:p>7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72">
                <text:p>7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72">
                <text:p>7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72">
                <text:p>7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70">
                <text:p>7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70">
                <text:p>7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70">
                <text:p>7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68">
                <text:p>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68">
                <text:p>6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68">
                <text:p>6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67">
                <text:p>6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66">
                <text:p>6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65">
                <text:p>6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64">
                <text:p>6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62">
                <text:p>6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62">
                <text:p>6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61">
                <text:p>6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60">
                <text:p>6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58">
                <text:p>5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58">
                <text:p>5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58">
                <text:p>5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58">
                <text:p>5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60">
                <text:p>6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60">
                <text:p>6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62">
                <text:p>6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62">
                <text:p>62</text:p>
              </table:table-cell>
              <table:table-cell office:value-type="float" office:value="101">
                <text:p>1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